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112c58" officeooo:paragraph-rsid="00112c58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paragraph-rsid="0012a663" style:font-size-asian="12pt" style:font-size-complex="12pt"/>
    </style:style>
    <style:style style:name="P4" style:family="paragraph" style:parent-style-name="Standard">
      <style:text-properties style:font-name="Times New Roman" fo:font-size="12pt" fo:font-weight="bold" officeooo:rsid="00112c58" officeooo:paragraph-rsid="00112c58" style:font-size-asian="12pt" style:font-weight-asian="bold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12c58" officeooo:paragraph-rsid="00112c5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Times New Roman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Times New Roman" fo:font-size="12pt" officeooo:paragraph-rsid="001660c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2pt" officeooo:paragraph-rsid="00168275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 fo:font-size="12pt" officeooo:paragraph-rsid="0016944c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2pt" officeooo:paragraph-rsid="00170af3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style:font-name="Times New Roman" fo:font-size="12pt" officeooo:paragraph-rsid="0018b959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 fo:font-size="12pt" officeooo:paragraph-rsid="0019c43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2pt" officeooo:paragraph-rsid="001a400a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style:font-name="Times New Roman" fo:font-size="12pt" officeooo:paragraph-rsid="001c2ee4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style:font-name="Times New Roman" fo:font-size="12pt" officeooo:paragraph-rsid="001c3695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style:font-name="Times New Roman" fo:font-size="12pt" officeooo:paragraph-rsid="001d7436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style:font-name="Times New Roman" fo:font-size="12pt" officeooo:paragraph-rsid="001ded37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style:font-name="Times New Roman" fo:font-size="12pt" officeooo:paragraph-rsid="001e93ba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style:font-name="Times New Roman" fo:font-size="12pt" officeooo:paragraph-rsid="001f2d77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fo:font-size="12pt" officeooo:rsid="0018b959" officeooo:paragraph-rsid="0018b959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000000" style:font-name="Times New Roman"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660c7" officeooo:paragraph-rsid="0018b95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660c7" officeooo:paragraph-rsid="0019c43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660c7" officeooo:paragraph-rsid="001a400a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660c7" officeooo:paragraph-rsid="001c2ee4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660c7" officeooo:paragraph-rsid="001c3695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2a663" officeooo:paragraph-rsid="001d743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2a663" officeooo:paragraph-rsid="001ded37" style:font-size-asian="12pt" style:font-weight-asian="normal" style:font-size-complex="12pt" style:font-weight-complex="normal"/>
    </style:style>
    <style:style style:name="T1" style:family="text">
      <style:text-properties officeooo:rsid="00112c58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660c7" style:font-weight-asian="bold" style:font-weight-complex="normal"/>
    </style:style>
    <style:style style:name="T4" style:family="text">
      <style:text-properties fo:font-weight="bold" officeooo:rsid="00168275" style:font-weight-asian="bold"/>
    </style:style>
    <style:style style:name="T5" style:family="text">
      <style:text-properties fo:font-weight="bold" officeooo:rsid="00170af3" style:font-weight-asian="bold"/>
    </style:style>
    <style:style style:name="T6" style:family="text">
      <style:text-properties fo:font-weight="bold" officeooo:rsid="0018b959" style:font-weight-asian="bold"/>
    </style:style>
    <style:style style:name="T7" style:family="text">
      <style:text-properties fo:font-weight="bold" officeooo:rsid="0019c430" style:font-weight-asian="bold"/>
    </style:style>
    <style:style style:name="T8" style:family="text">
      <style:text-properties fo:font-weight="bold" officeooo:rsid="001a400a" style:font-weight-asian="bold"/>
    </style:style>
    <style:style style:name="T9" style:family="text">
      <style:text-properties fo:font-weight="bold" officeooo:rsid="001c2ee4" style:font-weight-asian="bold"/>
    </style:style>
    <style:style style:name="T10" style:family="text">
      <style:text-properties fo:font-weight="bold" officeooo:rsid="001c3695" style:font-weight-asian="bold"/>
    </style:style>
    <style:style style:name="T11" style:family="text">
      <style:text-properties fo:font-weight="bold" officeooo:rsid="001d7436" style:font-weight-asian="bold"/>
    </style:style>
    <style:style style:name="T12" style:family="text">
      <style:text-properties fo:font-weight="bold" officeooo:rsid="001ded37" style:font-weight-asian="bold"/>
    </style:style>
    <style:style style:name="T13" style:family="text">
      <style:text-properties officeooo:rsid="0012a663"/>
    </style:style>
    <style:style style:name="T14" style:family="text">
      <style:text-properties officeooo:rsid="0013d9f2"/>
    </style:style>
    <style:style style:name="T15" style:family="text">
      <style:text-properties officeooo:rsid="00146c50"/>
    </style:style>
    <style:style style:name="T16" style:family="text">
      <style:text-properties style:font-name="Times New Roman1" officeooo:rsid="0013d9f2"/>
    </style:style>
    <style:style style:name="T17" style:family="text">
      <style:text-properties officeooo:rsid="001660c7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46c50" style:font-weight-asian="normal" style:font-weight-complex="normal"/>
    </style:style>
    <style:style style:name="T20" style:family="text">
      <style:text-properties fo:font-weight="normal" officeooo:rsid="001660c7" style:font-weight-asian="normal" style:font-weight-complex="normal"/>
    </style:style>
    <style:style style:name="T21" style:family="text">
      <style:text-properties fo:font-weight="normal" officeooo:rsid="00168275" style:font-weight-asian="normal" style:font-weight-complex="normal"/>
    </style:style>
    <style:style style:name="T22" style:family="text">
      <style:text-properties fo:font-weight="normal" officeooo:rsid="0018b959" style:font-weight-asian="normal" style:font-weight-complex="normal"/>
    </style:style>
    <style:style style:name="T23" style:family="text">
      <style:text-properties fo:font-weight="normal" officeooo:rsid="0019c430" style:font-weight-asian="normal" style:font-weight-complex="normal"/>
    </style:style>
    <style:style style:name="T24" style:family="text">
      <style:text-properties fo:font-weight="normal" officeooo:rsid="001a400a" style:font-weight-asian="normal" style:font-weight-complex="normal"/>
    </style:style>
    <style:style style:name="T25" style:family="text">
      <style:text-properties fo:font-weight="normal" officeooo:rsid="001c2ee4" style:font-weight-asian="normal" style:font-weight-complex="normal"/>
    </style:style>
    <style:style style:name="T26" style:family="text">
      <style:text-properties fo:font-weight="normal" officeooo:rsid="0012a663" style:font-weight-asian="normal" style:font-weight-complex="normal"/>
    </style:style>
    <style:style style:name="T27" style:family="text">
      <style:text-properties fo:font-weight="normal" officeooo:rsid="001d7436" style:font-weight-asian="normal" style:font-weight-complex="normal"/>
    </style:style>
    <style:style style:name="T28" style:family="text">
      <style:text-properties fo:font-weight="normal" officeooo:rsid="001ded37" style:font-weight-asian="normal" style:font-weight-complex="normal"/>
    </style:style>
    <style:style style:name="T29" style:family="text">
      <style:text-properties officeooo:rsid="00168275"/>
    </style:style>
    <style:style style:name="T30" style:family="text">
      <style:text-properties officeooo:rsid="00170af3"/>
    </style:style>
    <style:style style:name="T31" style:family="text">
      <style:text-properties officeooo:rsid="001a400a"/>
    </style:style>
    <style:style style:name="T32" style:family="text">
      <style:text-properties officeooo:rsid="001d7436"/>
    </style:style>
    <style:style style:name="T33" style:family="text">
      <style:text-properties officeooo:rsid="001ded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an de test End-to-End du parcours employé</text:p>
      <text:p text:style-name="P1"/>
      <text:p text:style-name="P1"/>
      <text:p text:style-name="P1"/>
      <text:p text:style-name="P4">Scénario 1</text:p>
      <text:p text:style-name="P2"><text:span text:style-name="T2">Given </text:span>Je suis un visiteur (non connecté).</text:p>
      <text:p text:style-name="P2"><text:span text:style-name="T2">When </text:span>Je ne remplis pas le champ <text:span text:style-name="T1">"Votre </text:span>email<text:span text:style-name="T1">"</text:span> ou le champ <text:span text:style-name="T1">"Mot de passe"</text:span> du login <text:span text:style-name="T1">Employé</text:span> et je clique sur le bouton <text:span text:style-name="T1">"</text:span>Se connecter<text:span text:style-name="T1">".</text:span></text:p>
      <text:p text:style-name="P2"><text:span text:style-name="T2">Then </text:span>Je reste sur la page Login et je suis invité à remplir le champ manquant.</text:p>
      <text:p text:style-name="P2"/>
      <text:p text:style-name="P5">Scénario 2</text:p>
      <text:p text:style-name="P2"><text:span text:style-name="T2">Given </text:span>Je suis un visiteur (non connecté).</text:p>
      <text:p text:style-name="P2"><text:span text:style-name="T2">When </text:span>Je remplis le champ e-mail du login <text:span text:style-name="T13">Employé</text:span> au mauvais format (sans la forme chaîne@chaîne) et je clique sur le bouton <text:span text:style-name="T13">"</text:span>Se connecter<text:span text:style-name="T13">".</text:span></text:p>
      <text:p text:style-name="P2"><text:span text:style-name="T2">Then </text:span>Je reste sur la page <text:span text:style-name="T33">"</text:span>Login<text:span text:style-name="T33">"</text:span> et je suis invité à remplir le champ e-mail au bon format.</text:p>
      <text:p text:style-name="P2"/>
      <text:p text:style-name="P5">Scénario 3</text:p>
      <text:p text:style-name="P2"><text:span text:style-name="T2">Given </text:span>Je suis un visiteur (non connecté).</text:p>
      <text:p text:style-name="P3"><text:span text:style-name="T2">When </text:span>Je remplis le champ e-mail du login <text:span text:style-name="T13">Employé</text:span> au bon format (sous la forme chaîne@chaîne), le champ <text:span text:style-name="T1">"Mot de passe"</text:span> du login <text:span text:style-name="T1">Employé</text:span> et je clique sur le bouton <text:span text:style-name="T13">"</text:span>Se connecter<text:span text:style-name="T13">".</text:span></text:p>
      <text:p text:style-name="P2"><text:span text:style-name="T2">Then </text:span>Je suis envoyé sur la page <text:span text:style-name="T13">"Mes notes de frais".</text:span></text:p>
      <text:p text:style-name="P7"/>
      <text:p text:style-name="P22">Scénario 4</text:p>
      <text:p text:style-name="P19"><text:span text:style-name="T2">Given </text:span>Je suis connecté en tant qu’<text:span text:style-name="T14">employé sur la page "Mes notes de frais".</text:span></text:p>
      <text:p text:style-name="P7"><text:span text:style-name="T2">When </text:span>Je clique sur <text:span text:style-name="T14">l'icône "</text:span><text:span text:style-name="T16">œ</text:span><text:span text:style-name="T14">il" de la colonne "Actions" dans une ligne quelconque.</text:span></text:p>
      <text:p text:style-name="P10"><text:span text:style-name="T2">Then </text:span><text:span text:style-name="T14">Un</text:span>e <text:span text:style-name="T14">modale est affichée avec une image du justificatif correspondant si le fichier envoyé est valide, sans image si le fichier n'est pas valide</text:span>. <text:span text:style-name="T30">La modale peut être refermée.</text:span></text:p>
      <text:p text:style-name="P7"/>
      <text:p text:style-name="P22">Scénario 5</text:p>
      <text:p text:style-name="P19"><text:span text:style-name="T2">Given </text:span>Je suis connecté en tant qu’<text:span text:style-name="T15">employé sur la page "Mes notes de frais".</text:span></text:p>
      <text:p text:style-name="P7"><text:span text:style-name="T2">When </text:span>Je clique sur le <text:span text:style-name="T15">bouton "Nouvelle note de frais".</text:span></text:p>
      <text:p text:style-name="P7"><text:span text:style-name="T2">Then </text:span>Je <text:span text:style-name="T15">suis envoyé sur la page "Envoyer une note de frais".</text:span></text:p>
      <text:p text:style-name="P7"/>
      <text:p text:style-name="P22">Scénario 6</text:p>
      <text:p text:style-name="P7"><text:span text:style-name="T2">Given </text:span>Je suis connecté en tant qu’<text:span text:style-name="T15">employé sur la page "Envoyer une note de frais".</text:span></text:p>
      <text:p text:style-name="P7"><text:span text:style-name="T2">When </text:span>Je <text:span text:style-name="T15">ne remplis aucun des champs et je </text:span>clique sur le bouton <text:span text:style-name="T17">"Envoyer".</text:span></text:p>
      <text:p text:style-name="P7"><text:span text:style-name="T2">Then </text:span><text:span text:style-name="T17">J</text:span>e <text:span text:style-name="T17">reste sur la page et je suis invité à compléter le champ "Date".</text:span></text:p>
      <text:p text:style-name="P7"/>
      <text:p text:style-name="P22">Scénario 7</text:p>
      <text:p text:style-name="P8"><text:span text:style-name="T2">Given </text:span><text:span text:style-name="T18">Je suis connecté en tant qu’</text:span><text:span text:style-name="T19">employé sur la page "Envoyer une note de frais".</text:span></text:p>
      <text:p text:style-name="P7"><text:span text:style-name="T2">When </text:span>Je <text:span text:style-name="T17">déroule le champ "Type de dépense" et choisis l'une des options.</text:span></text:p>
      <text:p text:style-name="P7"><text:span text:style-name="T2">Then </text:span>Le <text:span text:style-name="T17">champ se referme en affichant seulement l'option sélectionnée.</text:span></text:p>
      <text:p text:style-name="P7"/>
      <text:p text:style-name="P22">Scénario 8</text:p>
      <text:p text:style-name="P9"><text:span text:style-name="T2">Given </text:span><text:span text:style-name="T18">Je suis connecté en tant qu’</text:span><text:span text:style-name="T19">employé sur la page "Envoyer une note de frais".</text:span></text:p>
      <text:p text:style-name="P9"><text:span text:style-name="T2">When </text:span>J<text:span text:style-name="T29">'</text:span>e<text:span text:style-name="T29">ntre une date avec l'année "aaaa" ou "0000" et je clique sur le bouton "Envoyer".</text:span></text:p>
      <text:p text:style-name="P9"><text:span text:style-name="T2">Then </text:span><text:span text:style-name="T20">J</text:span><text:span text:style-name="T18">e </text:span><text:span text:style-name="T20">reste sur la page et je suis invité à compléter le champ "Date".</text:span></text:p>
      <text:p text:style-name="P9"/>
      <text:p text:style-name="P9"><text:span text:style-name="T2">Scénario </text:span><text:span text:style-name="T4">9</text:span></text:p>
      <text:p text:style-name="P9"><text:span text:style-name="T2">Given </text:span><text:span text:style-name="T18">Je suis connecté en tant qu’</text:span><text:span text:style-name="T19">employé sur la page "Envoyer une note de frais".</text:span></text:p>
      <text:p text:style-name="P9"><text:span text:style-name="T2">When </text:span>J<text:span text:style-name="T29">'</text:span>e<text:span text:style-name="T29">ntre une date correcte, je ne remplis pas le champ "Montant TTC" et je clique sur le bouton "Envoyer".</text:span></text:p>
      <text:p text:style-name="P11"><text:span text:style-name="T3">Then </text:span><text:span text:style-name="T20">Je reste sur la page et je suis invité à </text:span><text:span text:style-name="T22">saisir un nombre dans</text:span><text:span text:style-name="T20"> le champ "</text:span><text:span text:style-name="T21">Montant</text:span><text:span text:style-name="T20">".</text:span></text:p>
      <text:p text:style-name="P21"/>
      <text:p text:style-name="P11"><text:soft-page-break/><text:span text:style-name="T2">Scénario </text:span><text:span text:style-name="T5">10</text:span></text:p>
      <text:p text:style-name="P11"><text:span text:style-name="T2">Given </text:span><text:span text:style-name="T18">Je suis connecté en tant qu’</text:span><text:span text:style-name="T19">employé sur la page "Envoyer une note de frais".</text:span></text:p>
      <text:p text:style-name="P11"><text:span text:style-name="T2">When </text:span>J<text:span text:style-name="T29">'</text:span>e<text:span text:style-name="T29">ntre une date correcte, je remplis le champ "Montant TTC" avec au moins une lettre et je clique sur le bouton "Envoyer".</text:span></text:p>
      <text:p text:style-name="P12"><text:span text:style-name="T3">Then </text:span><text:span text:style-name="T20">Je reste sur la page et je suis invité à </text:span><text:span text:style-name="T22">saisir un nombre dans</text:span><text:span text:style-name="T20"> le champ "</text:span><text:span text:style-name="T21">Montant</text:span><text:span text:style-name="T20">".</text:span></text:p>
      <text:p text:style-name="P23"/>
      <text:p text:style-name="P12"><text:span text:style-name="T2">Scénario </text:span><text:span text:style-name="T5">1</text:span><text:span text:style-name="T6">1</text:span></text:p>
      <text:p text:style-name="P12"><text:span text:style-name="T2">Given </text:span><text:span text:style-name="T18">Je suis connecté en tant qu’</text:span><text:span text:style-name="T19">employé sur la page "Envoyer une note de frais".</text:span></text:p>
      <text:p text:style-name="P13"><text:span text:style-name="T2">When </text:span>J<text:span text:style-name="T29">'</text:span>e<text:span text:style-name="T29">ntre une date correcte, un montant correct et je clique sur le bouton "Envoyer".</text:span></text:p>
      <text:p text:style-name="P13"><text:span text:style-name="T3">Then </text:span><text:span text:style-name="T20">Je reste sur la page et je suis invité à </text:span><text:span text:style-name="T22">saisir un nombre dans</text:span><text:span text:style-name="T20"> le champ "</text:span><text:span text:style-name="T21">%</text:span><text:span text:style-name="T20">".</text:span></text:p>
      <text:p text:style-name="P24"/>
      <text:p text:style-name="P13"><text:span text:style-name="T2">Scénario </text:span><text:span text:style-name="T5">1</text:span><text:span text:style-name="T7">2</text:span></text:p>
      <text:p text:style-name="P13"><text:span text:style-name="T2">Given </text:span><text:span text:style-name="T18">Je suis connecté en tant qu’</text:span><text:span text:style-name="T19">employé sur la page "Envoyer une note de frais".</text:span></text:p>
      <text:p text:style-name="P13"><text:span text:style-name="T2">When </text:span>J<text:span text:style-name="T29">'</text:span>e<text:span text:style-name="T29">ntre une date correcte, un montant correct, je remplis le champ "TVA" avec au moins une lettre et je clique sur le bouton "Envoyer".</text:span></text:p>
      <text:p text:style-name="P13"><text:span text:style-name="T3">Then </text:span><text:span text:style-name="T20">Je reste sur la page et je suis invité à </text:span><text:span text:style-name="T22">saisir un nombre dans</text:span><text:span text:style-name="T20"> le champ "</text:span><text:span text:style-name="T23">TVA</text:span><text:span text:style-name="T20">".</text:span></text:p>
      <text:p text:style-name="P24"/>
      <text:p text:style-name="P13"><text:span text:style-name="T2">Scénario </text:span><text:span text:style-name="T5">1</text:span><text:span text:style-name="T7">3</text:span></text:p>
      <text:p text:style-name="P13"><text:span text:style-name="T2">Given </text:span><text:span text:style-name="T18">Je suis connecté en tant qu’</text:span><text:span text:style-name="T19">employé sur la page "Envoyer une note de frais".</text:span></text:p>
      <text:p text:style-name="P13"><text:span text:style-name="T2">When </text:span>J<text:span text:style-name="T29">'</text:span>e<text:span text:style-name="T29">ntre une date correcte, un montant correct, je remplis le champ "%" avec au moins une lettre et je clique sur le bouton "Envoyer".</text:span></text:p>
      <text:p text:style-name="P13"><text:span text:style-name="T3">Then </text:span><text:span text:style-name="T20">Je reste sur la page et je suis invité à </text:span><text:span text:style-name="T22">saisir un nombre dans</text:span><text:span text:style-name="T20"> le champ "</text:span><text:span text:style-name="T23">%</text:span><text:span text:style-name="T20">".</text:span></text:p>
      <text:p text:style-name="P24"/>
      <text:p text:style-name="P13"><text:span text:style-name="T2">Scénario </text:span><text:span text:style-name="T5">1</text:span><text:span text:style-name="T7">4</text:span></text:p>
      <text:p text:style-name="P13"><text:span text:style-name="T2">Given </text:span><text:span text:style-name="T18">Je suis connecté en tant qu’</text:span><text:span text:style-name="T19">employé sur la page "Envoyer une note de frais".</text:span></text:p>
      <text:p text:style-name="P13"><text:span text:style-name="T2">When </text:span>J<text:span text:style-name="T29">'</text:span>e<text:span text:style-name="T29">ntre une date correcte, un montant correct, un pourcentage correct et je clique sur le bouton "Envoyer".</text:span></text:p>
      <text:p text:style-name="P14"><text:span text:style-name="T3">Then </text:span><text:span text:style-name="T20">Je reste sur la page et je suis invité à </text:span><text:span text:style-name="T24">sélectionner </text:span><text:span text:style-name="T22">un </text:span><text:span text:style-name="T24">fichier</text:span><text:span text:style-name="T22"> dans</text:span><text:span text:style-name="T20"> le champ "</text:span><text:span text:style-name="T24">Justificatif"</text:span><text:span text:style-name="T20">.</text:span></text:p>
      <text:p text:style-name="P25"/>
      <text:p text:style-name="P14"><text:span text:style-name="T2">Scénario </text:span><text:span text:style-name="T5">1</text:span><text:span text:style-name="T8">5</text:span></text:p>
      <text:p text:style-name="P14"><text:span text:style-name="T2">Given </text:span><text:span text:style-name="T18">Je suis connecté en tant qu’</text:span><text:span text:style-name="T19">employé sur la page "Envoyer une note de frais".</text:span></text:p>
      <text:p text:style-name="P14"><text:span text:style-name="T2">When </text:span>Je <text:span text:style-name="T31">remplis les champs correctement et je clique sur le bouton "Parcourir...".</text:span></text:p>
      <text:p text:style-name="P14"><text:span text:style-name="T3">Then </text:span><text:span text:style-name="T24">Une fenêtre s'ouvre avec l'arborescence de l'ordinateur mais n'affichant que les fichiers aux extensions "jpg", "jpeg" et "png"</text:span><text:span text:style-name="T20">.</text:span></text:p>
      <text:p text:style-name="P25"/>
      <text:p text:style-name="P14"><text:span text:style-name="T2">Scénario </text:span><text:span text:style-name="T5">1</text:span><text:span text:style-name="T8">6</text:span></text:p>
      <text:p text:style-name="P14"><text:span text:style-name="T2">Given </text:span><text:span text:style-name="T18">Je suis connecté en tant qu’</text:span><text:span text:style-name="T19">employé sur la page "Envoyer une note de frais".</text:span></text:p>
      <text:p text:style-name="P14"><text:span text:style-name="T2">When </text:span>Je <text:span text:style-name="T31">remplis les champs correctement, je clique sur le bouton "Parcourir..." et je sélectionne un fichier autorisé.</text:span></text:p>
      <text:p text:style-name="P15"><text:span text:style-name="T3">Then </text:span><text:span text:style-name="T24">La fenêtre se referme et le nom plus l'extension du fichier sélectionné est affiché à droite du bouton "Parcourir..."</text:span><text:span text:style-name="T20">.</text:span></text:p>
      <text:p text:style-name="P26"/>
      <text:p text:style-name="P15"><text:span text:style-name="T2">Scénario </text:span><text:span text:style-name="T5">1</text:span><text:span text:style-name="T9">7</text:span></text:p>
      <text:p text:style-name="P15"><text:span text:style-name="T2">Given </text:span><text:span text:style-name="T18">Je suis connecté en tant qu’</text:span><text:span text:style-name="T19">employé sur la page "Envoyer une note de frais".</text:span></text:p>
      <text:p text:style-name="P15"><text:span text:style-name="T2">When </text:span>Je <text:span text:style-name="T31">remplis les champs correctement, je clique sur le bouton "Parcourir...", j'outrepasse l'autorisation en affichant tous les fichiers et je sélectionne un fichier non-autorisé (avec une extension autre que </text:span><text:span text:style-name="T24">"jpg", "jpeg" </text:span><text:span text:style-name="T25">ou</text:span><text:span text:style-name="T24"> "png"</text:span><text:span text:style-name="T25">)</text:span><text:span text:style-name="T20">.</text:span></text:p>
      <text:p text:style-name="P16"><text:span text:style-name="T3">Then </text:span><text:span text:style-name="T24">La fenêtre se referme, </text:span><text:span text:style-name="T25">un message d'alerte apparaît indiquant les extensions autorisées</text:span><text:span text:style-name="T24"> et </text:span><text:span text:style-name="T25">aucun</text:span><text:span text:style-name="T24"> nom d</text:span><text:span text:style-name="T25">e</text:span><text:span text:style-name="T24"> fichier </text:span><text:span text:style-name="T25">n'</text:span><text:span text:style-name="T24">est affiché à droite du bouton "Parcourir..."</text:span><text:span text:style-name="T20">. </text:span><text:span text:style-name="T25">L'alerte peut être refermée.</text:span></text:p>
      <text:p text:style-name="P27"/>
      <text:p text:style-name="P27"/>
      <text:p text:style-name="P27"/>
      <text:p text:style-name="P27"/>
      <text:p text:style-name="P27"/>
      <text:p text:style-name="P16"><text:soft-page-break/><text:span text:style-name="T2">Scénario </text:span><text:span text:style-name="T5">1</text:span><text:span text:style-name="T10">8</text:span></text:p>
      <text:p text:style-name="P16"><text:span text:style-name="T2">Given </text:span><text:span text:style-name="T18">Je suis connecté en tant qu’</text:span><text:span text:style-name="T19">employé sur la page "Envoyer une note de frais".</text:span></text:p>
      <text:p text:style-name="P16"><text:span text:style-name="T2">When </text:span>Je <text:span text:style-name="T31">remplis les champs correctement, je sélectionne un fichier autorisé et je clique sur le bouton "Envoyer".</text:span></text:p>
      <text:p text:style-name="P17"><text:span text:style-name="T3">Then </text:span><text:span text:style-name="T20">Je suis </text:span><text:span text:style-name="T27">r</text:span><text:span text:style-name="T20">envoyé sur la page </text:span><text:span text:style-name="T26">"Mes notes de frais" </text:span><text:span text:style-name="T27">où je peux retrouver la note que je viens de créer</text:span><text:span text:style-name="T26">.</text:span></text:p>
      <text:p text:style-name="P28"/>
      <text:p text:style-name="P17"><text:span text:style-name="T2">Scénario </text:span><text:span text:style-name="T5">1</text:span><text:span text:style-name="T11">9</text:span></text:p>
      <text:p text:style-name="P17"><text:span text:style-name="T2">Given </text:span><text:span text:style-name="T18">Je suis connecté en tant qu’</text:span><text:span text:style-name="T19">employé sur la page "Envoyer une note de frais".</text:span></text:p>
      <text:p text:style-name="P17"><text:span text:style-name="T2">When </text:span>Je <text:span text:style-name="T32">clique sur la flèche de retour de la navigation.</text:span></text:p>
      <text:p text:style-name="P20"><text:span text:style-name="T3">Then </text:span><text:span text:style-name="T20">Je suis </text:span><text:span text:style-name="T27">r</text:span><text:span text:style-name="T20">envoyé sur la page </text:span><text:span text:style-name="T26">"Mes notes de frais".</text:span></text:p>
      <text:p text:style-name="P29"/>
      <text:p text:style-name="P18"><text:span text:style-name="T2">Scénario </text:span><text:span text:style-name="T12">20</text:span></text:p>
      <text:p text:style-name="P18"><text:span text:style-name="T2">Given </text:span><text:span text:style-name="T18">Je suis connecté en tant qu’</text:span><text:span text:style-name="T19">employé sur la page "Envoyer une note de frais".</text:span></text:p>
      <text:p text:style-name="P18"><text:span text:style-name="T2">When </text:span>Je <text:span text:style-name="T32">clique sur le bouton de déconnexion en bas à gauche.</text:span></text:p>
      <text:p text:style-name="P18"><text:span text:style-name="T3">Then </text:span><text:span text:style-name="T20">Je suis </text:span><text:span text:style-name="T27">r</text:span><text:span text:style-name="T20">envoyé sur la page </text:span><text:span text:style-name="T26">"</text:span><text:span text:style-name="T28">Login</text:span><text:span text:style-name="T26">".</text:span></text:p>
      <text:p text:style-name="P29"/>
      <text:p text:style-name="P18"><text:span text:style-name="T2">Scénario </text:span><text:span text:style-name="T12">21</text:span></text:p>
      <text:p text:style-name="P18"><text:span text:style-name="T2">Given </text:span><text:span text:style-name="T18">Je suis connecté en tant qu’</text:span><text:span text:style-name="T19">employé sur la page "</text:span><text:span text:style-name="T28">Mes</text:span><text:span text:style-name="T19"> note</text:span><text:span text:style-name="T28">s</text:span><text:span text:style-name="T19"> de frais".</text:span></text:p>
      <text:p text:style-name="P18"><text:span text:style-name="T2">When </text:span>Je <text:span text:style-name="T32">clique sur la flèche de retour de la navigation.</text:span></text:p>
      <text:p text:style-name="P18"><text:span text:style-name="T3">Then </text:span><text:span text:style-name="T20">Je </text:span><text:span text:style-name="T27">reste </text:span><text:span text:style-name="T20">sur la page </text:span><text:span text:style-name="T26">"</text:span><text:span text:style-name="T28">Mes</text:span><text:span text:style-name="T19"> note</text:span><text:span text:style-name="T28">s</text:span><text:span text:style-name="T19"> de frais</text:span><text:span text:style-name="T26">".</text:span></text:p>
      <text:p text:style-name="P29"/>
      <text:p text:style-name="P18"><text:span text:style-name="T2">Scénario </text:span><text:span text:style-name="T12">22</text:span></text:p>
      <text:p text:style-name="P18"><text:span text:style-name="T2">Given </text:span><text:span text:style-name="T18">Je suis connecté en tant qu’</text:span><text:span text:style-name="T19">employé sur la page "</text:span><text:span text:style-name="T28">Mes</text:span><text:span text:style-name="T19"> note</text:span><text:span text:style-name="T28">s</text:span><text:span text:style-name="T19"> de frais".</text:span></text:p>
      <text:p text:style-name="P18"><text:span text:style-name="T2">When </text:span>Je <text:span text:style-name="T32">clique sur le bouton de déconnexion en bas à gauche.</text:span></text:p>
      <text:p text:style-name="P18"><text:span text:style-name="T3">Then </text:span><text:span text:style-name="T20">Je suis </text:span><text:span text:style-name="T27">r</text:span><text:span text:style-name="T20">envoyé sur la page </text:span><text:span text:style-name="T26">"</text:span><text:span text:style-name="T28">Login</text:span><text:span text:style-name="T26">"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44cm" fo:margin-bottom="2cm" fo:margin-left="0.975cm" fo:margin-right="1.01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51S</meta:editing-duration>
    <meta:editing-cycles>6</meta:editing-cycles>
    <meta:generator>LibreOffice/5.1.6.2$Windows_x86 LibreOffice_project/07ac168c60a517dba0f0d7bc7540f5afa45f0909</meta:generator>
    <dc:date>2021-11-24T16:57:21.022000000</dc:date>
    <meta:document-statistic meta:table-count="0" meta:image-count="0" meta:object-count="0" meta:page-count="3" meta:paragraph-count="89" meta:word-count="1120" meta:character-count="6177" meta:non-whitespace-character-count="5146"/>
    <meta:user-defined meta:name="Info 1"/>
    <meta:user-defined meta:name="Info 2"/>
    <meta:user-defined meta:name="Info 3"/>
    <meta:user-defined meta:name="Info 4"/>
  </office:meta>
</office:document-meta>
</file>